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Geneva" style:name="Geneva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0.866cm"/>
    </style:style>
    <style:style style:family="table-column" style:name="co3">
      <style:table-column-properties fo:break-before="auto" style:column-width="2.656cm"/>
    </style:style>
    <style:style style:family="table-column" style:name="co4">
      <style:table-column-properties fo:break-before="auto" style:column-width="2.628cm"/>
    </style:style>
    <style:style style:family="table-column" style:name="co5">
      <style:table-column-properties fo:break-before="auto" style:column-width="2.125cm"/>
    </style:style>
    <style:style style:family="table-row" style:name="ro1">
      <style:table-row-properties fo:break-before="auto" style:use-optimal-row-height="false" style:row-height="1.32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T_5f_JB1831_5f_T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Geneva" style:font-weight-asian="normal" fo:font-size="9pt" style:font-name="Genev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T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253"/>
        <table:table-column table:style-name="co5" table:default-cell-style-name="Default" table:number-columns-repeated="767"/>
        <table:table-row table:style-name="ro1">
          <table:table-cell ns41:value-type="string" table:number-rows-spanned="1" table:style-name="TL Title" table:number-columns-spanned="5" office:value-type="string">
            <text:p>Tabellarische opgave der sterfte op onderscheidenen ouderdom binnen de stad Amsterdam, over 1829. In: Jaarboekje van Lobatto (’s-Gravenhage 1831) p. 136.</text:p>
          </table:table-cell>
          <table:covered-table-cell table:style-name="TL Title" table:number-columns-repeated="3"/>
          <table:covered-table-cell table:style-name="ce1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OUDERDOM.</text:p>
          </table:table-cell>
          <table:table-cell table:style-name="ce9"/>
          <table:table-cell ns41:value-type="string" table:style-name="TL ColHeader" office:value-type="string">
            <text:p>MANN. GES.</text:p>
          </table:table-cell>
          <table:table-cell ns41:value-type="string" table:style-name="TL ColHeader" office:value-type="string">
            <text:p>VR. GESL.</text:p>
          </table:table-cell>
          <table:table-cell ns41:value-type="string" table:style-name="TL ColHeader" office:value-type="string">
            <text:p>TOTAA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Header" office:value-type="string">
            <text:p>van 0 tot 1 maand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41" office:value-type="float">
            <text:p>84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 tot 2 maand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2 tot 3 maand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3 tot 4 maand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4 tot 5 maand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5 tot 6 maand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 tot 8 maand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 tot 10 maand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0 tot 12 maand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2 tot 1 <text:s/>5 maand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 <text:s/>5 tot 18 maand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 <text:s/>8 tot 21 maa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21 tot 24 maand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2 tot 3 jaar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3 tot 4 jaar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4 tot 5 jaar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<text:s/>5 tot 6 jaar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 tot 8 jaar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 tot 10 jaar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0 tot 12 jaar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2 tot 14 jaar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4 tot 16 jaar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6 tot 20 jaar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20 tot 25 jaar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69" office:value-type="float">
            <text:p>26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25 tot 30 jaar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30 tot 35 jaar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35 tot 40 jaar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40 tot 45 jaar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45 tot 50 jaar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6" office:value-type="float">
            <office:annotation draw:style-name="gr1" svg:height="1.457cm" draw:caption-point-y="0.751cm" svg:width="3.583cm" svg:x="13.17cm" draw:caption-point-x="-0.429cm" svg:y="14.604cm" draw:text-style-name="P1">
              <dc:creator>CDM</dc:creator>
              <dc:date>2010-12-11T00:00:00</dc:date>
              <text:p text:style-name="P1"><text:span text:style-name="T1">NB. De originele som van 396 is gecorrigeerd naar 296.</text:span></text:p>
            </office:annotation>
            <text:p>296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50 tot 53 jaar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53 tot 56 jaar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56 tot 59 jaar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59 tot 62 jaar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2 tot 65 jaar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5 tot 67 jaar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7 tot 69 jaar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69 tot 71 jaa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71 tot 73 jaar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73 tot 75 jaar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75 tot 77 jaar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77 tot 79 jaar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79 tot 81 jaar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1 tot 83 jaar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3 tot 85 jaar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5 tot 87 jaa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7 tot 89 jaa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89 tot 9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0 tot 91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1 tot 92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2 tot 93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3 tot 94 jaar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office:annotation draw:style-name="gr1" svg:height="1.43cm" draw:caption-point-y="0.751cm" svg:width="3.583cm" svg:x="13.17cm" draw:caption-point-x="-0.429cm" svg:y="24.5cm" draw:text-style-name="P1">
              <dc:creator>CDM</dc:creator>
              <dc:date>2010-12-11T00:00:00</dc:date>
              <text:p text:style-name="P1"><text:span text:style-name="T1">NB. De in het origineel slecht leesbare som moet 2 zijn.</text:span></text:p>
            </office:annotation>
            <text:p>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4 tot 95 jaa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5 tot 96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6 tot 97 jaar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7 tot 98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8 tot 99 jaar</text:p>
          </table:table-cell>
          <table:table-cell/>
          <table:table-cell table:style-name="TL Data"/>
          <table:table-cell table:style-name="TL Data"/>
          <table:table-cell table:style-name="TL Data"/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99 tot 10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van 100 en daarbov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3942" office:value-type="float">
            <text:p>3942</text:p>
          </table:table-cell>
          <table:table-cell ns41:value-type="float" table:style-name="TL Data" office:value="7998" office:value-type="float">
            <office:annotation draw:style-name="gr1" svg:height="2.249cm" draw:caption-point-y="2.1cm" svg:width="4.058cm" svg:x="13.478cm" draw:caption-point-x="-0.737cm" svg:y="26.749cm" draw:text-style-name="P1">
              <dc:creator>CDM</dc:creator>
              <dc:date>2010-12-11T00:00:00</dc:date>
              <text:p text:style-name="P1"><text:span text:style-name="T2">* Hieronder zijn begrepen 506 onechte kinderen, te weten: 264 jongens en 242 meisjes.</text:span></text:p>
            </office:annotation>
            <text:p>7998</text:p>
          </table:table-cell>
          <table:table-cell table:number-columns-repeated="1019"/>
        </table:table-row>
        <table:table-row table:style-name="ro3">
          <table:table-cell ns41:value-type="string" table:style-name="TL RowHeader" office:value-type="string">
            <text:p>GEBOORTEN.</text:p>
          </table:table-cell>
          <table:table-cell/>
          <table:table-cell ns41:value-type="float" table:style-name="TL Data" office:value="3785" office:value-type="float">
            <text:p>3785</text:p>
          </table:table-cell>
          <table:table-cell ns41:value-type="float" table:style-name="TL Data" office:value="3618" office:value-type="float">
            <text:p>3618</text:p>
          </table:table-cell>
          <table:table-cell ns41:value-type="float" table:style-name="TL Data" office:value="7403" office:value-type="float">
            <office:annotation draw:style-name="gr1" svg:height="1.931cm" draw:caption-point-y="0.909cm" svg:width="4.477cm" svg:x="12.22cm" draw:caption-point-x="0.521cm" svg:y="28.39cm" draw:text-style-name="P1">
              <dc:creator>CDM</dc:creator>
              <dc:date>2010-12-11T00:00:00</dc:date>
              <text:p text:style-name="P1"><text:span text:style-name="T2">+ Hieronder komen voor 89 personen, van buiten ingekomen, doch te Amsterdam ingeschreven.</text:span></text:p>
            </office:annotation>
            <text:p>7403</text:p>
          </table:table-cell>
          <table:table-cell table:number-columns-repeated="1019"/>
        </table:table-row>
        <table:table-row table:style-name="ro2">
          <table:table-cell ns41:value-type="string" table:style-name="TL RowHeader" office:value-type="string">
            <text:p>VERSCHIL.</text:p>
          </table:table-cell>
          <table:table-cell/>
          <table:table-cell ns41:value-type="string" table:style-name="TL Data" office:value-type="string">
            <text:p>- 271</text:p>
          </table:table-cell>
          <table:table-cell ns41:value-type="string" table:style-name="TL Data" office:value-type="string">
            <text:p>- 324</text:p>
          </table:table-cell>
          <table:table-cell ns41:value-type="float" table:style-name="TL Data" office:value="-595" office:value-type="float">
            <text:p>-595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Geneva" style:name="Geneva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4" style:page-layout-name="Mpm3" style:display-name="PageStyle_VT_JB1831_T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23:53:48</meta:creation-date>
    <dc:creator>Helpdesk</dc:creator>
    <dc:date>2005-04-11T15:04:23</dc:date>
    <meta:document-statistic meta:object-count="0" meta:cell-count="241" meta:table-count="1"/>
    <meta:generator>ODFPY/1.3.0dev</meta:generator>
  </office:meta>
</office:document-meta>
</file>